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T2">Sat Dec 30, 2017</text:span> 5.7 miles </text:p>
      <text:p text:style-name="P1">I ran on a treadmill at the Vernon YMCA. </text:p>
      <text:p text:style-name="P1">I ran 2 miles at various paces some as fast as 7:41/mile. Time 17:58 or 8:59/mile.</text:p>
      <text:p text:style-name="P1">After a 3 minute rest I ran a 5K with a 0.1 mile lead into the run. <text:s/>The splits for the 5K were 8:00, 8:00, (3:56 + 3:47) = 7:43, and 43 seconds for the last 0.1 miles.</text:p>
      <text:p text:style-name="P1">Time for 5K: <text:s text:c="2"/>24:26 or 7:53/mile. <text:s/>I warmed down with ½ mile in about 5:00.</text:p>
      <text:p text:style-name="P1"/>
      <text:p text:style-name="P2"><text:span text:style-name="T2">Sun Dec 31, 2017</text:span> 7.1 miles </text:p>
      <text:p text:style-name="P1">I ran on a treadmill at the Vernon YMCA. </text:p>
      <text:p text:style-name="P1">I ran 7.1 miles in 60:00 or 8:27/mile.</text:p>
      <text:p text:style-name="P1">Approximate splits: 9:57, 9:30, 9:00, 8:15, 8:12 Time: 44:54 or 8:59/mile</text:p>
      <text:p text:style-name="P1">I warmed down with ½ mile in about 5:00.</text:p>
      <text:p text:style-name="P1"/>
      <text:p text:style-name="P1">Mon Jan 1, 2018 <text:span text:style-name="T1">5 miles</text:span> </text:p>
      <text:p text:style-name="P1">I ran 5 miles in 44:54 on a treadmill at the Vernon YMCA. </text:p>
      <text:p text:style-name="P1">Splits: 9:57, 9:30, 9:00, 8:15, 8:12</text:p>
      <text:p text:style-name="P1"/>
      <text:p text:style-name="P1">Tues Jan 2, 2018 <text:span text:style-name="T1">no running</text:span> </text:p>
      <text:p text:style-name="P1"/>
      <text:p text:style-name="P1">Wed <text:s/>Jan 3, 2018 <text:span text:style-name="T1">6.5 miles</text:span> </text:p>
      <text:p text:style-name="P1">I am running in the Wise Center again.</text:p>
      <text:p text:style-name="P1">On a treadmill I warmed up with 2 miles at about 9:00/mile and rested 5 minutes.</text:p>
      <text:p text:style-name="P1">I then ran 4 x ½ mile and 1 x 1 mile all at 8:00/mile pace. I warmed down with a </text:p>
      <text:p text:style-name="P1">½ mile in about 5:00.</text:p>
      <text:p text:style-name="P1"/>
      <text:p text:style-name="P1">Thur Jan 4, 2018 <text:span text:style-name="T1">5.5</text:span> <text:span text:style-name="T1">miles</text:span> </text:p>
      <text:p text:style-name="P1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1"/>
      <text:p text:style-name="P1">Fri Jan 5, 2018 <text:span text:style-name="T1">5 miles</text:span></text:p>
      <text:p text:style-name="P1">I ran and walked 4 miles on the Wise Center indoor track. <text:s/>I ran 3/8 miles walked 1/8 mile and repeated until I reached 4 miles. <text:s/>After resting 10 minutes I ran 1 mile on a treadmill in about 9:00. <text:s/>I ran at various paces.</text:p>
      <text:p text:style-name="P1"/>
      <text:p text:style-name="P2">34.8 miles in the last week </text:p>
      <text:p text:style-name="P2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05T12:45:39.52</dc:date>
    <dc:creator>James Lombardi</dc:creator>
    <meta:editing-duration>PT17H23M15S</meta:editing-duration>
    <meta:editing-cycles>106</meta:editing-cycles>
    <meta:generator>OpenOffice/4.1.2$Win32 OpenOffice.org_project/412m3$Build-9782</meta:generator>
    <meta:document-statistic meta:table-count="0" meta:image-count="0" meta:object-count="0" meta:page-count="2" meta:paragraph-count="24" meta:word-count="333" meta:character-count="1576"/>
  </office:meta>
</office:document-meta>
</file>